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d55fe"/>
    </style:style>
    <style:style style:name="P3" style:family="paragraph" style:parent-style-name="Table_20_Contents">
      <style:text-properties officeooo:paragraph-rsid="000e712e"/>
    </style:style>
    <style:style style:name="P4" style:family="paragraph" style:parent-style-name="Table_20_Contents">
      <style:text-properties officeooo:rsid="000f82ff" officeooo:paragraph-rsid="000f82ff"/>
    </style:style>
    <style:style style:name="P5" style:family="paragraph" style:parent-style-name="Table_20_Contents">
      <style:text-properties officeooo:rsid="0015a095" officeooo:paragraph-rsid="0015a095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1b6a70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sistema">
      <style:text-properties officeooo:rsid="000f82ff" officeooo:paragraph-rsid="000f82ff"/>
    </style:style>
    <style:style style:name="P9" style:family="paragraph" style:parent-style-name="Azione_20_sistema" style:list-style-name="L1">
      <style:text-properties officeooo:rsid="000f82ff" officeooo:paragraph-rsid="000f82ff"/>
    </style:style>
    <style:style style:name="P10" style:family="paragraph" style:parent-style-name="Azione_20_sistema" style:list-style-name="L1">
      <style:text-properties officeooo:rsid="000f82ff" officeooo:paragraph-rsid="0010d2c3"/>
    </style:style>
    <style:style style:name="P11" style:family="paragraph" style:parent-style-name="Azione_20_sistema" style:list-style-name="L1">
      <style:text-properties officeooo:rsid="0010d2c3" officeooo:paragraph-rsid="0010d2c3"/>
    </style:style>
    <style:style style:name="P12" style:family="paragraph" style:parent-style-name="Azione_20_sistema" style:list-style-name="L1">
      <style:paragraph-properties fo:margin-left="0cm" fo:margin-right="0cm" fo:text-indent="0cm" style:auto-text-indent="false"/>
      <style:text-properties officeooo:rsid="0013bb02" officeooo:paragraph-rsid="0013bb02"/>
    </style:style>
    <style:style style:name="P13" style:family="paragraph" style:parent-style-name="Azione_20_sistema" style:list-style-name="L1">
      <style:paragraph-properties fo:margin-left="0cm" fo:margin-right="0cm" fo:text-indent="0cm" style:auto-text-indent="false"/>
      <style:text-properties officeooo:rsid="0010d2c3" officeooo:paragraph-rsid="0010d2c3"/>
    </style:style>
    <style:style style:name="P14" style:family="paragraph" style:parent-style-name="Azione_20_sistema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P15" style:family="paragraph" style:parent-style-name="Azione_20_sistema" style:list-style-name="L1">
      <style:paragraph-properties fo:margin-left="0cm" fo:margin-right="0cm" fo:text-indent="0cm" style:auto-text-indent="false"/>
      <style:text-properties officeooo:paragraph-rsid="0010d2c3"/>
    </style:style>
    <style:style style:name="P16" style:family="paragraph" style:parent-style-name="Azione_20_attore">
      <style:text-properties officeooo:rsid="000f82ff" officeooo:paragraph-rsid="000f82ff"/>
    </style:style>
    <style:style style:name="P17" style:family="paragraph" style:parent-style-name="Azione_20_attore" style:list-style-name="L1">
      <style:text-properties officeooo:rsid="000f82ff" officeooo:paragraph-rsid="000f82ff"/>
    </style:style>
    <style:style style:name="P18" style:family="paragraph" style:parent-style-name="Azione_20_attore" style:list-style-name="L1">
      <style:text-properties officeooo:rsid="000f82ff" officeooo:paragraph-rsid="0010d2c3"/>
    </style:style>
    <style:style style:name="P19" style:family="paragraph" style:parent-style-name="Azione_20_attore">
      <style:text-properties officeooo:paragraph-rsid="000f82ff"/>
    </style:style>
    <style:style style:name="P20" style:family="paragraph" style:parent-style-name="Azione_20_attore" style:list-style-name="L1">
      <style:text-properties officeooo:rsid="0010d2c3" officeooo:paragraph-rsid="0010d2c3"/>
    </style:style>
    <style:style style:name="P21" style:family="paragraph" style:parent-style-name="Azione_20_attore" style:list-style-name="L1">
      <style:paragraph-properties fo:margin-left="0cm" fo:margin-right="0cm" fo:text-indent="0cm" style:auto-text-indent="false"/>
      <style:text-properties officeooo:rsid="0010d2c3" officeooo:paragraph-rsid="0010d2c3"/>
    </style:style>
    <style:style style:name="P22" style:family="paragraph" style:parent-style-name="Azione_20_attore" style:list-style-name="L1">
      <style:paragraph-properties fo:margin-left="0cm" fo:margin-right="0cm" fo:text-indent="0cm" style:auto-text-indent="false"/>
      <style:text-properties officeooo:paragraph-rsid="0010d2c3"/>
    </style:style>
    <style:style style:name="P23" style:family="paragraph" style:parent-style-name="Azione_20_attore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P24" style:family="paragraph" style:parent-style-name="Azione_20_attore" style:list-style-name="L1">
      <style:paragraph-properties fo:margin-left="0cm" fo:margin-right="0cm" fo:text-indent="0cm" style:auto-text-indent="false"/>
      <style:text-properties officeooo:rsid="0013bb02" officeooo:paragraph-rsid="0013bb02"/>
    </style:style>
    <style:style style:name="P25" style:family="paragraph" style:parent-style-name="Table_20_Contents" style:list-style-name="L2">
      <style:text-properties officeooo:paragraph-rsid="000e712e"/>
    </style:style>
    <style:style style:name="T1" style:family="text">
      <style:text-properties officeooo:rsid="000d55fe"/>
    </style:style>
    <style:style style:name="T2" style:family="text">
      <style:text-properties officeooo:rsid="000e712e"/>
    </style:style>
    <style:style style:name="T3" style:family="text">
      <style:text-properties officeooo:rsid="000f1de7"/>
    </style:style>
    <style:style style:name="T4" style:family="text">
      <style:text-properties officeooo:rsid="000f82ff"/>
    </style:style>
    <style:style style:name="T5" style:family="text">
      <style:text-properties officeooo:rsid="0010d2c3"/>
    </style:style>
    <style:style style:name="T6" style:family="text">
      <style:text-properties officeooo:rsid="0011e305"/>
    </style:style>
    <style:style style:name="T7" style:family="text">
      <style:text-properties officeooo:rsid="0013bb02"/>
    </style:style>
    <style:style style:name="T8" style:family="text">
      <style:text-properties officeooo:rsid="00199043"/>
    </style:style>
    <style:style style:name="T9" style:family="text">
      <style:text-properties officeooo:rsid="001b6a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">Iscrizione </text:span><text:span text:style-name="T7">altra Utenz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</text:span><text:span text:style-name="T8">autentificandosi</text:span><text:span text:style-name="T1"> per compilare il modulo di domanda per il bando all'asilo Nid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418450" text:style-name="Numerazione_20_UC">
              <text:list-item text:start-value="1">
                <text:p text:style-name="P16">L'utente accede alla pagina contente il form di compilazione.</text:p>
                <text:p text:style-name="P8"/>
              </text:list-item>
              <text:list-item>
                <text:p text:style-name="P8">Il sistema mostra la pagina richiesta ed attende un eventuale commit.</text:p>
                <text:p text:style-name="P16"/>
              </text:list-item>
              <text:list-item>
                <text:p text:style-name="P19"><text:span text:style-name="T4">L'utente inizia la compilazione dei campi </text:span><text:span text:style-name="T5">del richiedente</text:span><text:span text:style-name="T4">:</text:span></text:p>
              </text:list-item>
            </text:list>
            <text:list xml:id="list40421213" text:style-name="L1">
              <text:list-item>
                <text:p text:style-name="P9">Nome : stringa di caratteri</text:p>
              </text:list-item>
              <text:list-item>
                <text:p text:style-name="P17">Cognome: stringa di caratteri</text:p>
              </text:list-item>
              <text:list-item>
                <text:p text:style-name="P9">Luogo di nascita: stringa di caratteri</text:p>
              </text:list-item>
              <text:list-item>
                <text:p text:style-name="P20">Data di nascita: sequenza di interi</text:p>
              </text:list-item>
              <text:list-item>
                <text:p text:style-name="P11">Residenza: stringa di caratteri</text:p>
              </text:list-item>
              <text:list-item>
                <text:p text:style-name="P20">indirizzo: stringa di caratteri</text:p>
              </text:list-item>
              <text:list-item>
                <text:p text:style-name="P11">telefono: sequenza di interi</text:p>
              </text:list-item>
              <text:list-item>
                <text:p text:style-name="P20">email: stringa di caratteri</text:p>
                <text:p text:style-name="P11"/>
                <text:p text:style-name="P12">4. Sbarrando le caselle di interesse dichiara il proprio comune di residenza, la situazione lavorativa ed eventuali rapporti con l'Ateneo e/o comune di Fisciano.</text:p>
                <text:p text:style-name="P24"/>
                <text:p text:style-name="P21">5. Continua compilando la sezione relativa ai dati del bambino:</text:p>
              </text:list-item>
              <text:list-item>
                <text:p text:style-name="P10">Nome : stringa di caratteri</text:p>
              </text:list-item>
              <text:list-item>
                <text:p text:style-name="P18">Cognome: stringa di caratteri</text:p>
              </text:list-item>
              <text:list-item>
                <text:p text:style-name="P10">Luogo di nascita: stringa di caratteri</text:p>
              </text:list-item>
              <text:list-item>
                <text:p text:style-name="P20">Data di nascita: sequenza di interi</text:p>
              </text:list-item>
              <text:list-item>
                <text:p text:style-name="P11">Residenza: stringa di caratteri</text:p>
              </text:list-item>
              <text:list-item>
                <text:p text:style-name="P20">indirizzo: stringa di caratteri</text:p>
                <text:p text:style-name="P11"/>
                <text:p text:style-name="P13">6. Sbarra la casella selezionando il tipo di servizio desiderato.</text:p>
                <text:p text:style-name="P21"/>
                <text:p text:style-name="P22"><text:span text:style-name="T5">7. </text:span><text:span text:style-name="T6">Sbarra le casella relative al tipo di materiale da allegare alla domanda.</text:span></text:p>
                <text:p text:style-name="P15"><text:span text:style-name="T6"/></text:p>
                <text:p text:style-name="P14">8. Sottomette la domanda. </text:p>
                <text:p text:style-name="P23"/>
                <text:list>
                  <text:list-header>
                    <text:p text:style-name="P23"><text:s text:c="26"/>9. Il sistema <text:span text:style-name="T9">mostra</text:span> un messaggio di avvenut<text:span text:style-name="T9">a</text:span> <text:span text:style-name="T9">e </text:span>corretta compilazione.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3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conferma la corretta compilazione dei campi e il relativo invio della domanda agli uffici di competenz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453750" text:style-name="L2">
              <text:list-item>
                <text:p text:style-name="P25"><text:span text:style-name="T2"><text:s/>Nel caso di errata compilazione dei campi, il sistema mostra all’utente una schermata di errore e invita alla revisione del campo interrato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2">Il sistema deve garantire la corretta </text:span><text:span text:style-name="T3">compilazione e </text:span><text:span text:style-name="T2">trasmissione dei dati inseriti dall'utente</text:span><text:span text:style-name="T9">.</text:span></text:p>
          </table:table-cell>
        </table:table-row>
      </table:table>
      <text:p text:style-name="P7"><text:soft-page-break/><text:span text:style-name="T9">UC_A_3 Compilazione domanda di iscrizione per la categoria altra utenz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0:44:41.20</meta:creation-date>
    <meta:editing-duration>PT43M8S</meta:editing-duration>
    <meta:editing-cycles>11</meta:editing-cycles>
    <meta:generator>LibreOffice/3.6$Windows_x86 LibreOffice_project/da8c1e6-fd468f4-454e206-f42a4a9-143cfd</meta:generator>
    <dc:date>2012-10-22T20:36:33.60</dc:date>
    <meta:document-statistic meta:table-count="1" meta:image-count="0" meta:object-count="0" meta:page-count="2" meta:paragraph-count="39" meta:word-count="292" meta:character-count="1837" meta:non-whitespace-character-count="1580"/>
  </office:meta>
</office:document-meta>
</file>